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800000008051215D00.png"/>
  <manifest:file-entry manifest:media-type="image/png" manifest:full-path="Pictures/1000020100000080000000807BD6C9C0.png"/>
  <manifest:file-entry manifest:media-type="image/png" manifest:full-path="Pictures/100002010000008000000080038A4CD5.png"/>
  <manifest:file-entry manifest:media-type="image/png" manifest:full-path="Pictures/1000020100000080000000800F9E9E10.png"/>
  <manifest:file-entry manifest:media-type="image/png" manifest:full-path="Pictures/1000020100000020000000209C9179AA.png"/>
  <manifest:file-entry manifest:media-type="image/png" manifest:full-path="Pictures/100002010000008000000080D892E7A1.png"/>
  <manifest:file-entry manifest:media-type="image/png" manifest:full-path="Pictures/100002010000008000000080A84153D7.png"/>
  <manifest:file-entry manifest:media-type="image/png" manifest:full-path="Pictures/100002010000008000000080ECC0F394.png"/>
  <manifest:file-entry manifest:media-type="image/png" manifest:full-path="Pictures/10000201000000200000002021C4C41A.png"/>
  <manifest:file-entry manifest:media-type="image/png" manifest:full-path="Pictures/1000020100000080000000801658894B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ff" draw:textarea-vertical-align="middl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ccffcc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e6e6ff" draw:textarea-vertical-align="middle"/>
    </style:style>
    <style:style style:name="gr7" style:family="graphic" style:parent-style-name="standard">
      <style:graphic-properties draw:fill="solid" draw:fill-color="#ccccff" draw:textarea-vertical-align="middle"/>
    </style:style>
    <style:style style:name="gr8" style:family="graphic" style:parent-style-name="standard">
      <style:graphic-properties draw:fill="solid" draw:fill-color="#ccffff" draw:textarea-vertical-align="middle"/>
    </style:style>
    <style:style style:name="gr9" style:family="graphic" style:parent-style-name="standard">
      <style:graphic-properties draw:fill="solid" draw:fill-color="#ccffff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="solid" draw:fill-color="#cfe7f5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="solid" draw:fill-color="#ffccff" draw:textarea-horizontal-align="justify" draw:textarea-vertical-align="middle" draw:auto-grow-height="false" fo:min-height="0cm" fo:min-width="0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fill="solid" draw:fill-color="#99cccc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fill="solid" draw:fill-color="#cc9999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7.518cm" svg:height="3.879cm" svg:x="1.6cm" svg:y="12.921cm">
          <text:p/>
        </draw:rect>
        <draw:custom-shape draw:style-name="gr2" draw:text-style-name="P2" draw:layer="layout" svg:width="17.504cm" svg:height="5.941cm" svg:x="1.6cm" svg:y="6.98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757cm" svg:height="1.637cm" svg:x="14.754cm" svg:y="8.555cm">
          <text:p text:style-name="P2">View</text:p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758cm" svg:height="1.637cm" svg:x="2.025cm" svg:y="10.738cm">
          <text:p text:style-name="P2">Database</text:p>
          <text:p text:style-name="P2">Adapt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758cm" svg:height="1.637cm" svg:x="6.268cm" svg:y="8.556cm">
          <text:p text:style-name="P2">Transl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757cm" svg:height="1.637cm" svg:x="2.024cm" svg:y="8.556cm">
          <text:p text:style-name="P2">Base </text:p>
          <text:p text:style-name="P2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1" draw:layer="layout" svg:width="17.504cm" svg:height="0.97cm" svg:x="1.6cm" svg:y="6.98cm">
          <text:p text:style-name="P2"><text:span text:style-name="T1">Core (MVC)</text:span></text:p>
        </draw:rect>
        <draw:rect draw:style-name="gr7" draw:text-style-name="P1" draw:layer="layout" svg:width="17.518cm" svg:height="1.151cm" svg:x="1.6cm" svg:y="12.921cm">
          <text:p text:style-name="P2"><text:span text:style-name="T1">WebServer</text:span></text:p>
        </draw:rect>
        <draw:rect draw:style-name="gr8" draw:text-style-name="P1" draw:layer="layout" svg:width="17.504cm" svg:height="5.455cm" svg:x="1.614cm" svg:y="1.525cm">
          <text:p/>
        </draw:rect>
        <draw:rect draw:style-name="gr9" draw:text-style-name="P1" draw:layer="layout" svg:width="17.504cm" svg:height="0.97cm" svg:x="1.6cm" svg:y="1.1cm">
          <text:p text:style-name="P2"><text:span text:style-name="T1">Groot-Onlineshop</text:span></text:p>
        </draw:rect>
        <draw:custom-shape draw:style-name="gr4" draw:text-style-name="P2" draw:layer="layout" svg:width="3.757cm" svg:height="1.637cm" svg:x="2.025cm" svg:y="2.615cm">
          <text:p text:style-name="P2">Concrete </text:p>
          <text:p text:style-name="P2">Mode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757cm" svg:height="1.636cm" svg:x="2.025cm" svg:y="4.798cm">
          <text:p text:style-name="P2">Specific </text:p>
          <text:p text:style-name="P2">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758cm" svg:height="1.637cm" svg:x="6.268cm" svg:y="2.615cm">
          <text:p text:style-name="P2">Translation </text:p>
          <text:p text:style-name="P2">Fi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757cm" svg:height="1.637cm" svg:x="14.754cm" svg:y="2.615cm">
          <text:p text:style-name="P2">View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757cm" svg:height="1.636cm" svg:x="14.754cm" svg:y="4.798cm">
          <text:p text:style-name="P2">Viewle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2.06cm" svg:height="2.183cm" svg:x="3.055cm" svg:y="14.375cm">
          <text:p text:style-name="P2">My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2" draw:layer="layout" svg:width="3.758cm" svg:height="1.637cm" svg:x="6.51cm" svg:y="14.618cm">
          <text:p text:style-name="P2">PH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2" draw:text-style-name="P2" draw:layer="layout" svg:width="3.758cm" svg:height="1.637cm" svg:x="10.51cm" svg:y="2.615cm">
            <text:p text:style-name="P2">HTML</text:p>
            <text:p text:style-name="P2">Template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2" draw:layer="layout" svg:width="0.424cm" svg:height="0.424cm" svg:x="13.663cm" svg:y="2.737cm">
            <draw:image xlink:href="Pictures/1000020100000080000000801658894B.png" xlink:type="simple" xlink:show="embed" xlink:actuate="onLoad">
              <text:p/>
            </draw:image>
          </draw:frame>
        </draw:g>
        <draw:custom-shape draw:style-name="gr12" draw:text-style-name="P2" draw:layer="layout" svg:width="3.758cm" svg:height="1.637cm" svg:x="10.51cm" svg:y="8.556cm">
          <text:p text:style-name="P2">Template</text:p>
          <text:p text:style-name="P2">Eng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2" draw:layer="layout" svg:width="0.346cm" svg:height="0.379cm" svg:x="9.502cm" svg:y="2.808cm">
          <draw:image xlink:href="Pictures/1000020100000020000000209C9179AA.png" xlink:type="simple" xlink:show="embed" xlink:actuate="onLoad">
            <text:p/>
          </draw:image>
        </draw:frame>
        <draw:frame draw:style-name="gr13" draw:text-style-name="P2" draw:layer="layout" svg:width="0.329cm" svg:height="0.354cm" svg:x="18.001cm" svg:y="8.783cm">
          <draw:image xlink:href="Pictures/10000201000000200000002021C4C41A.png" xlink:type="simple" xlink:show="embed" xlink:actuate="onLoad">
            <text:p/>
          </draw:image>
        </draw:frame>
        <draw:g>
          <draw:custom-shape draw:style-name="gr14" draw:text-style-name="P2" draw:layer="layout" svg:width="3.758cm" svg:height="1.636cm" svg:x="6.267cm" svg:y="4.798cm">
            <text:p text:style-name="P2">Test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2" draw:layer="layout" svg:width="0.606cm" svg:height="0.605cm" svg:x="9.421cm" svg:y="4.899cm">
            <draw:image xlink:href="Pictures/100002010000008000000080ECC0F394.png" xlink:type="simple" xlink:show="embed" xlink:actuate="onLoad">
              <text:p/>
            </draw:image>
          </draw:frame>
        </draw:g>
        <draw:frame draw:style-name="gr13" draw:text-style-name="P2" draw:layer="layout" svg:width="0.398cm" svg:height="0.399cm" svg:x="13.762cm" svg:y="8.798cm">
          <draw:image xlink:href="Pictures/100002010000008000000080D892E7A1.png" xlink:type="simple" xlink:show="embed" xlink:actuate="onLoad">
            <text:p/>
          </draw:image>
        </draw:frame>
        <draw:custom-shape draw:style-name="gr14" draw:text-style-name="P2" draw:layer="layout" svg:width="3.758cm" svg:height="1.636cm" svg:x="6.268cm" svg:y="10.74cm">
          <text:p text:style-name="P2">Test</text:p>
          <text:p text:style-name="P2">Frame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2" draw:layer="layout" svg:width="0.424cm" svg:height="0.424cm" svg:x="9.433cm" svg:y="10.981cm">
          <draw:image xlink:href="Pictures/1000020100000080000000800F9E9E10.png" xlink:type="simple" xlink:show="embed" xlink:actuate="onLoad">
            <text:p/>
          </draw:image>
        </draw:frame>
        <draw:frame draw:style-name="gr13" draw:text-style-name="P2" draw:layer="layout" svg:width="0.727cm" svg:height="0.728cm" svg:x="9.286cm" svg:y="8.632cm">
          <draw:image xlink:href="Pictures/100002010000008000000080038A4CD5.png" xlink:type="simple" xlink:show="embed" xlink:actuate="onLoad">
            <text:p/>
          </draw:image>
        </draw:frame>
        <draw:frame draw:style-name="gr13" draw:text-style-name="P2" draw:layer="layout" svg:width="0.424cm" svg:height="0.425cm" svg:x="17.933cm" svg:y="2.797cm">
          <draw:image xlink:href="Pictures/1000020100000080000000807BD6C9C0.png" xlink:type="simple" xlink:show="embed" xlink:actuate="onLoad">
            <text:p/>
          </draw:image>
        </draw:frame>
        <draw:frame draw:style-name="gr13" draw:text-style-name="P2" draw:layer="layout" svg:width="0.393cm" svg:height="0.393cm" svg:x="17.966cm" svg:y="5.016cm">
          <draw:image xlink:href="Pictures/100002010000008000000080A84153D7.png" xlink:type="simple" xlink:show="embed" xlink:actuate="onLoad">
            <text:p/>
          </draw:image>
        </draw:frame>
        <draw:custom-shape draw:style-name="gr15" draw:text-style-name="P2" draw:layer="layout" svg:width="3.758cm" svg:height="1.637cm" svg:x="10.51cm" svg:y="10.738cm">
          <text:p text:style-name="P2">Generic</text:p>
          <text:p text:style-name="P2">Autoloa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2" draw:layer="layout" svg:width="0.436cm" svg:height="0.437cm" svg:x="13.663cm" svg:y="10.936cm">
          <draw:image xlink:href="Pictures/10000201000000800000008051215D00.png" xlink:type="simple" xlink:show="embed" xlink:actuate="onLoad">
            <text:p/>
          </draw:image>
        </draw:frame>
      </draw:page>
      <draw:page draw:name="page2" draw:style-name="dp1" draw:master-page-name="Default">
        <draw:custom-shape draw:style-name="gr10" draw:text-style-name="P2" draw:layer="layout" svg:width="4.9cm" svg:height="2.7cm" svg:x="1.3cm" svg:y="2.5cm"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4.9cm" svg:height="2.7cm" svg:x="7.1cm" svg:y="4.2cm">
          <text:p text:style-name="P2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4.9cm" svg:height="2.7cm" svg:x="7.101cm" svg:y="0.8cm">
          <text:p text:style-name="P2">Viewle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4.9cm" svg:height="2.7cm" svg:x="13cm" svg:y="2.501cm">
          <text:p text:style-name="P2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4.9cm" svg:height="2.7cm" svg:x="20.3cm" svg:y="2.5cm">
          <text:p text:style-name="P2">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6.199cm" svg:height="2.7cm" svg:x="8.101cm" svg:y="9.7cm">
          <text:p text:style-name="P2">Template render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6.199cm" svg:height="2.7cm" svg:x="1.3cm" svg:y="9.701cm">
          <text:p text:style-name="P2">Templ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6.199cm" svg:height="2.7cm" svg:x="7.901cm" svg:y="15.2cm">
          <text:p text:style-name="P2">View</text:p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6.199cm" svg:height="2.7cm" svg:x="0.801cm" svg:y="15.201cm">
          <text:p text:style-name="P2">Data Stor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6.199cm" svg:height="2.7cm" svg:x="15cm" svg:y="15.202cm">
          <text:p text:style-name="P2">Template</text:p>
          <text:p text:style-name="P2">Eng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6.199cm" svg:height="2.7cm" svg:x="15.6cm" svg:y="9.701cm">
          <text:p text:style-name="P2">Autoloa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6.199cm" svg:height="2.7cm" svg:x="15cm" svg:y="18.5cm">
          <text:p text:style-name="P2">Transl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6.199cm" svg:height="2.7cm" svg:x="7.9cm" svg:y="18.501cm">
          <text:p text:style-name="P2">Authentif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03T16:15:56</meta:creation-date>
    <dc:date>2015-01-04T11:01:38</dc:date>
    <meta:editing-duration>PT3H1M37S</meta:editing-duration>
    <meta:editing-cycles>35</meta:editing-cycles>
    <meta:generator>OpenOffice/4.1.1$Unix OpenOffice.org_project/411m6$Build-9775</meta:generator>
    <meta:document-statistic meta:object-count="47"/>
  </office:meta>
</office:document-meta>
</file>